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6e5" officeooo:paragraph-rsid="00098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9</text:p>
      <text:p text:style-name="P1">4.1.2</text:p>
      <text:p text:style-name="P1"/>
      <text:p text:style-name="P1">1.) It is Sunny</text:p>
      <text:p text:style-name="P1">2.) It is not raining</text:p>
      <text:p text:style-name="P1">3.) Number of completed laps is less than 3</text:p>
      <text:p text:style-name="P1">4.) Fuel tank is 20% or more</text:p>
      <text:p text:style-name="P1"/>
      <text:p text:style-name="P1">4.2.2</text:p>
      <text:p text:style-name="P1">1.) 3</text:p>
      <text:p text:style-name="P1">2.) 0</text:p>
      <text:p text:style-name="P1">3.) 2</text:p>
      <text:p text:style-name="P1"/>
      <text:p text:style-name="P1">4.2.3</text:p>
      <text:p text:style-name="P1">1.) x&lt;100</text:p>
      <text:p text:style-name="P1">2.) x&gt;=0</text:p>
      <text:p text:style-name="P1">3.) c=='g'</text:p>
      <text:p text:style-name="P1">4.) c!='x'</text:p>
      <text:p text:style-name="P1">5.) c!='z'</text:p>
      <text:p text:style-name="P1"/>
      <text:p text:style-name="P1">4.2.5</text:p>
      <text:p text:style-name="P1">1.) Bye</text:p>
      <text:p text:style-name="P1">2.) 18 13 18</text:p>
      <text:p text:style-name="P1">3.) IL</text:p>
      <text:p text:style-name="P1">4.) I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7:15:12.686752112</meta:creation-date>
    <dc:date>2016-11-03T18:50:56.453574206</dc:date>
    <meta:editing-duration>PT1H20M33S</meta:editing-duration>
    <meta:editing-cycles>1</meta:editing-cycles>
    <meta:document-statistic meta:table-count="0" meta:image-count="0" meta:object-count="0" meta:page-count="1" meta:paragraph-count="21" meta:word-count="57" meta:character-count="225" meta:non-whitespace-character-count="189"/>
    <meta:generator>LibreOffice/4.2.8.2$Linux_X86_64 LibreOffice_project/420m0$Build-2</meta:generator>
  </office:meta>
</office:document-meta>
</file>